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600000351138718BE.png"/>
  <manifest:file-entry manifest:media-type="image/png" manifest:full-path="Pictures/10000000000001C7000003510AEF88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ky1" text:anchor-type="paragraph" svg:y="0.9cm" svg:width="6.001cm" svg:height="11.299cm" draw:z-index="1"><draw:image xlink:href="Pictures/10000000000001C7000003510AEF8830.png" xlink:type="simple" xlink:show="embed" xlink:actuate="onLoad"/></draw:frame><draw:frame draw:style-name="fr2" draw:name="obrázky3" text:anchor-type="paragraph" svg:x="11.499cm" svg:y="-1.101cm" svg:width="6.001cm" svg:height="11.299cm" draw:z-index="2"><draw:image xlink:href="Pictures/10000000000001C7000003510AEF8830.png" xlink:type="simple" xlink:show="embed" xlink:actuate="onLoad"/></draw:frame><draw:frame draw:style-name="fr2" draw:name="obrázky4" text:anchor-type="paragraph" svg:x="-0.499cm" svg:y="10.197cm" svg:width="6.001cm" svg:height="11.299cm" draw:z-index="3"><draw:image xlink:href="Pictures/10000000000001C600000351138718BE.png" xlink:type="simple" xlink:show="embed" xlink:actuate="onLoad"/></draw:frame><draw:frame draw:style-name="fr2" draw:name="obrázky8" text:anchor-type="paragraph" svg:x="-1.233cm" svg:y="-1.635cm" svg:width="19.625cm" svg:height="23.77cm" draw:z-index="0"><draw:image xlink:href="Pictures/10000000000001C7000003510AEF8830.png" xlink:type="simple" xlink:show="embed" xlink:actuate="onLoad"/></draw:frame><draw:frame draw:style-name="fr2" draw:name="obrázky7" text:anchor-type="paragraph" svg:x="11.499cm" svg:y="10.197cm" svg:width="6.001cm" svg:height="11.299cm" draw:z-index="4"><draw:image xlink:href="Pictures/10000000000001C600000351138718BE.png" xlink:type="simple" xlink:show="embed" xlink:actuate="onLoad"/></draw:frame><draw:frame draw:style-name="fr2" draw:name="obrázky2" text:anchor-type="paragraph" svg:x="-0.499cm" svg:y="-1.101cm" svg:width="6.001cm" svg:height="11.299cm" draw:z-index="5"><draw:image xlink:href="Pictures/10000000000001C600000351138718BE.png" xlink:type="simple" xlink:show="embed" xlink:actuate="onLoad"/></draw:frame><draw:frame draw:style-name="fr2" draw:name="obrázky6" text:anchor-type="paragraph" svg:x="5.5cm" svg:y="-1.101cm" svg:width="6.001cm" svg:height="11.299cm" draw:z-index="6"><draw:image xlink:href="Pictures/10000000000001C600000351138718BE.png" xlink:type="simple" xlink:show="embed" xlink:actuate="onLoad"/></draw:frame><draw:frame draw:style-name="fr2" draw:name="obrázky5" text:anchor-type="paragraph" svg:x="11.499cm" svg:y="-1.101cm" svg:width="6.001cm" svg:height="11.299cm" draw:z-index="7"><draw:image xlink:href="Pictures/10000000000001C600000351138718BE.png" xlink:type="simple" xlink:show="embed" xlink:actuate="onLoad"/></draw:frame><draw:frame draw:style-name="fr2" draw:name="obrázky9" text:anchor-type="paragraph" svg:x="5.5cm" svg:y="10.197cm" svg:width="6.001cm" svg:height="11.299cm" draw:z-index="8"><draw:image xlink:href="Pictures/10000000000001C600000351138718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ry </meta:initial-creator>
    <meta:creation-date>2022-08-08T16:15:59.21</meta:creation-date>
    <meta:printed-by>Jerry </meta:printed-by>
    <meta:print-date>2022-08-08T16:27:59.99</meta:print-date>
    <meta:document-statistic meta:table-count="0" meta:image-count="9" meta:object-count="0" meta:page-count="1" meta:paragraph-count="0" meta:word-count="0" meta:character-count="0"/>
    <dc:date>2022-08-08T16:28:52.09</dc:date>
    <dc:creator>Jerry </dc:creator>
    <meta:editing-duration>PT12M53S</meta:editing-duration>
    <meta:editing-cycles>1</meta:editing-cycles>
    <meta:generator>OpenOffice/4.1.12$Win32 OpenOffice.org_project/4112m1$Build-9809</meta:generator>
  </office:meta>
</office:document-meta>
</file>